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8D000000FD92CAAB32.png"/>
  <manifest:file-entry manifest:media-type="image/png" manifest:full-path="Pictures/100000000000028D0000005E6C9D7A6E.png"/>
  <manifest:file-entry manifest:media-type="image/png" manifest:full-path="Pictures/10000000000000F800000066F5A2C358.png"/>
  <manifest:file-entry manifest:media-type="image/png" manifest:full-path="Pictures/10000000000002E20000017FE0765FC1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1E000001532FA688ED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29400000205ABC36D19.png"/>
  <manifest:file-entry manifest:media-type="image/png" manifest:full-path="Pictures/100000000000037A000000AE34A41AD4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258000001C2E68C8097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1770000011937AF367B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4C0000010119E38401.png"/>
  <manifest:file-entry manifest:media-type="image/png" manifest:full-path="Pictures/10000000000003B50000019E5E471EC0.png"/>
  <manifest:file-entry manifest:media-type="image/png" manifest:full-path="Pictures/10000000000002790000023AF1DBFC5C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27D000001E87A6F9E54.png"/>
  <manifest:file-entry manifest:media-type="image/png" manifest:full-path="Pictures/100000000000028B000001E1B492849D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1F400000290C3215333.png"/>
  <manifest:file-entry manifest:media-type="image/png" manifest:full-path="Pictures/100000000000033C000000FEEC9F17C1.png"/>
  <manifest:file-entry manifest:media-type="image/png" manifest:full-path="Pictures/100000000000033A00000223785F8F29.png"/>
  <manifest:file-entry manifest:media-type="image/png" manifest:full-path="Pictures/10000000000003F50000014EA7BE0B9E.png"/>
  <manifest:file-entry manifest:media-type="image/png" manifest:full-path="Pictures/10000000000002EB000001A60FAF7D8B.png"/>
  <manifest:file-entry manifest:media-type="image/png" manifest:full-path="Pictures/10000000000000C80000010B301C3139.png"/>
  <manifest:file-entry manifest:media-type="image/png" manifest:full-path="Pictures/100000000000037C0000014701CC5DCF.png"/>
  <manifest:file-entry manifest:media-type="image/png" manifest:full-path="Pictures/10000000000000FA00000121882357E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305cm" svg:stroke-color="#ff0000" draw:marker-start-width="0.762cm" draw:marker-end-width="0.762cm" draw:fill="none" draw:textarea-horizontal-align="center" draw:textarea-vertical-align="middle" fo:padding-top="0.277cm" fo:padding-bottom="0.277cm" fo:padding-left="0.402cm" fo:padding-right="0.402cm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fo:min-height="11.93cm"/>
    </style:style>
    <style:style style:name="pr5" style:family="presentation" style:parent-style-name="Master2-Layout12-cust-Liferay-outline1">
      <style:graphic-properties draw:auto-grow-height="true" fo:min-height="12.18cm"/>
    </style:style>
    <style:style style:name="pr6" style:family="presentation" style:parent-style-name="Master2-Layout12-cust-Liferay-outline1">
      <style:graphic-properties fo:min-height="13.859cm"/>
    </style:style>
    <style:style style:name="pr7" style:family="presentation" style:parent-style-name="Master2-Layout12-cust-Liferay-notes">
      <style:graphic-properties draw:fill-color="#ffffff" fo:min-height="12.572cm"/>
    </style:style>
    <style:style style:name="pr8" style:family="presentation" style:parent-style-name="Master2-Layout12-cust-Liferay-title">
      <style:graphic-properties fo:min-height="2.339cm"/>
    </style:style>
    <style:style style:name="pr9" style:family="presentation" style:parent-style-name="Master2-Layout12-cust-Liferay-title">
      <style:graphic-properties fo:min-height="1.905cm"/>
    </style:style>
    <style:style style:name="pr10" style:family="presentation" style:parent-style-name="Master2-Layout12-cust-Liferay-outline1">
      <style:graphic-properties fo:min-height="8.255cm"/>
    </style:style>
    <style:style style:name="pr11" style:family="presentation" style:parent-style-name="Master2-Layout12-cust-Liferay-outline1">
      <style:graphic-properties fo:min-height="3.175cm"/>
    </style:style>
    <style:style style:name="pr12" style:family="presentation" style:parent-style-name="Master2-Layout12-cust-Liferay-outline1">
      <style:graphic-properties draw:fill="solid" draw:fill-color="#c0c0c0" fo:min-height="4.445cm"/>
    </style:style>
    <style:style style:name="pr13" style:family="presentation" style:parent-style-name="Master2-Layout12-cust-Liferay-outline1" style:list-style-name="L5">
      <style:graphic-properties draw:auto-grow-height="true" fo:min-height="12.18cm"/>
    </style:style>
    <style:style style:name="pr14" style:family="presentation" style:parent-style-name="Master2-Layout12-cust-Liferay-outline1" style:list-style-name="L6"/>
    <style:style style:name="pr15" style:family="presentation" style:parent-style-name="Master2-Layout12-cust-Liferay-outline1" style:list-style-name="L6"/>
    <style:style style:name="pr16" style:family="presentation" style:parent-style-name="Master2-Layout12-cust-Liferay-outline1" style:list-style-name="L6"/>
    <style:style style:name="pr17" style:family="presentation" style:parent-style-name="Master2-Layout12-cust-Liferay-outline1" style:list-style-name="L6"/>
    <style:style style:name="pr18" style:family="presentation" style:parent-style-name="Master2-Layout12-cust-Liferay-outline1" style:list-style-name="L6"/>
    <style:style style:name="pr19" style:family="presentation" style:parent-style-name="Master2-Layout12-cust-Liferay-title">
      <style:graphic-properties fo:min-height="3.506cm"/>
    </style:style>
    <style:style style:name="pr20" style:family="presentation" style:parent-style-name="Master2-Layout12-cust-Liferay-outline1" style:list-style-name="L5">
      <style:graphic-properties draw:auto-grow-height="true" fo:min-height="12.18cm"/>
    </style:style>
    <style:style style:name="pr21" style:family="presentation" style:parent-style-name="Master2-Layout12-cust-Liferay-outline1" style:list-style-name="L5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ucida Console'" style:font-family-generic="modern" style:font-pitch="fixed"/>
    </style:style>
    <style:style style:name="P8" style:family="paragraph">
      <style:paragraph-properties>
        <style:tab-stops/>
      </style:paragraph-properties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fo:font-family="'Lucida Console'" style:font-family-generic="modern" style:font-pitch="fixed"/>
    </style:style>
    <style:style style:name="T5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font-size="20pt"/>
    </style:style>
    <style:style style:name="T9" style:family="text">
      <style:text-properties style:text-line-through-style="none"/>
    </style:style>
    <style:style style:name="T10" style:family="text">
      <style:text-properties style:text-line-through-style="none" fo:font-style="italic" style:font-style-asian="italic" style:font-style-complex="italic"/>
    </style:style>
    <style:style style:name="T11" style:family="text">
      <style:text-properties fo:color="#0000f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2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3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4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5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6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7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2.159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2.15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ackground</text:p>
              </text:list-item>
              <text:list-item>
                <text:p>History (IT, Netscape)</text:p>
              </text:list-item>
              <text:list-item>
                <text:p>JS History</text:p>
              </text:list-item>
              <text:list-item>
                <text:p>Reputation, what is JS?</text:p>
              </text:list-item>
              <text:list-item>
                <text:p>Start learning (Node, Rhino, Firebug, HTML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.</text:p>
          </draw:text-box>
        </draw:frame>
        <draw:frame presentation:style-name="pr4" draw:layer="layout" svg:width="25.199cm" svg:height="14.137cm" svg:x="1.4cm" svg:y="4.913cm" presentation:class="outline" presentation:user-transformed="true">
          <draw:text-box>
            <text:list text:style-name="L2">
              <text:list-item>
                <text:p>JS Types</text:p>
              </text:list-item>
              <text:list-item>
                <text:p>Math library</text:p>
              </text:list-item>
              <text:list-item>
                <text:p>Syntax: if, ===, switch</text:p>
              </text:list-item>
              <text:list-item>
                <text:p>Objects</text:p>
              </text:list-item>
              <text:list-item>
                <text:p>Objects inheritance</text:p>
              </text:list-item>
              <text:list-item>
                <text:p>Arrays</text:p>
              </text:list-item>
              <text:list-item>
                <text:p>Array-lik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II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anatomy</text:p>
                  </text:list-item>
                  <text:list-item>
                    <text:p>parameters</text:p>
                  </text:list-item>
                  <text:list-item>
                    <text:p>variables: globals, locals, hiding, scope</text:p>
                  </text:list-item>
                  <text:list-item>
                    <text:p>hoisting</text:p>
                  </text:list-item>
                  <text:list-item>
                    <text:p>immediate invoke</text:p>
                  </text:list-item>
                  <text:list-item>
                    <text:p>re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I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nested functions</text:p>
                  </text:list-item>
                  <text:list-item>
                    <text:p>closures</text:p>
                  </text:list-item>
                  <text:list-item>
                    <text:p>objects and functions</text:p>
                  </text:list-item>
                  <text:list-item>
                    <text:p>invocation</text:p>
                  </text:list-item>
                  <text:list-item>
                    <text:p>closure and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review V.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unctions</text:p>
              </text:list-item>
            </text:list>
            <text:list text:style-name="L3">
              <text:list-item>
                <text:list>
                  <text:list-item>
                    <text:p>inheritance</text:p>
                  </text:list-item>
                  <text:list-item>
                    <text:p>module pattern</text:p>
                  </text:list-item>
                  <text:list-item>
                    <text:p>can JS oop?</text:p>
                  </text:list-item>
                  <text:list-item>
                    <text:p>bonus ??</text:p>
                  </text:list-item>
                  <text:list-item>
                    <text:p>questions</text:p>
                  </text:list-item>
                  <text:list-item>
                    <text:p>homewor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5" draw:layer="layout" svg:width="25.199cm" svg:height="12.18cm" svg:x="1.4cm" svg:y="4.913cm" presentation:class="outline">
          <draw:text-box>
            <text:p>Douglas Crockford <text:s text:c="15"/>David Flanagan</text:p>
          </draw:text-box>
        </draw:frame>
        <draw:frame draw:style-name="gr2" draw:text-style-name="P3" draw:layer="layout" svg:width="8.558cm" svg:height="10.879cm" svg:x="2.237cm" svg:y="6.901cm">
          <draw:image xlink:href="Pictures/10000000000000C80000010B301C3139.png" xlink:type="simple" xlink:show="embed" xlink:actuate="onLoad">
            <text:p/>
          </draw:image>
        </draw:frame>
        <draw:frame draw:style-name="gr2" draw:text-style-name="P3" draw:layer="layout" svg:width="8.106cm" svg:height="10.857cm" svg:x="17.929cm" svg:y="6.923cm">
          <draw:image xlink:href="Pictures/10000000000001F400000290C32153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text-style-name="P2" draw:layer="layout" svg:width="17.271cm" svg:height="12.572cm" svg:x="2.159cm" svg:y="13.27cm" presentation:class="notes" presentation:user-transformed="true">
            <draw:text-box>
              <text:p>Douglas Crockford is an American computer programmer</text:p>
              <text:p><text:s/>involvement in the development of the JS, <text:s/>popularized <text:s/>JSON ,JSLint , JSMin.senior JavaScript architect at PayPal</text:p>
              <text:p>(MIT licence)The Software shall be used for Good, not Evil.</text:p>
            </draw:text-box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text-style-name="P4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3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layer="layout" svg:width="17.271cm" svg:height="12.572cm" svg:x="2.159cm" svg:y="13.27cm" presentation:class="notes">
            <draw:text-box>
              <text:p>http://www.ibiblio.org/e-notes/Mview/MViewer.htm</text:p>
            </draw:text-box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3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 (No JS, No Java)</text:p>
              </text:list-item>
              <text:list-item>
                <text:p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Tim Berners-Lee's browser</text:p>
          </draw:text-box>
        </draw:frame>
        <draw:frame draw:style-name="gr2" draw:text-style-name="P3" draw:layer="layout" svg:width="17.223cm" svg:height="12.725cm" svg:x="5.715cm" svg:y="5.08cm">
          <draw:image xlink:href="Pictures/100000000000028B000001E1B49284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>
            <draw:text-box>
              <text:p>Tim Berners-Lee's original WorldWideWeb browser running on a NeXT computer in 1993</text:p>
              <text:p>CERN</text:p>
              <text:p>NextComputer: John Carmack, Wolfensteind 3D, Doom</text:p>
            </draw:text-box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NCSA Mosaic</text:p>
          </draw:text-box>
        </draw:frame>
        <draw:frame draw:style-name="gr3" draw:text-style-name="P3" draw:layer="layout" svg:width="16.24cm" svg:height="12.18cm" svg:x="6.35cm" svg:y="3.695cm" presentation:class="graphic" presentation:user-transformed="true">
          <draw:image xlink:href="Pictures/1000000000000258000001C2E68C8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7" draw:layer="layout" svg:width="17.271cm" svg:height="12.572cm" svg:x="2.159cm" svg:y="13.27cm" presentation:class="notes">
            <draw:text-box>
              <text:p>National Center for Supercomputing Applications</text:p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Netscape</text:p>
          </draw:text-box>
        </draw:frame>
        <draw:frame draw:style-name="gr2" draw:text-style-name="P3" draw:layer="layout" svg:width="20.002cm" svg:height="16.51cm" svg:x="4.445cm" svg:y="3.175cm">
          <draw:image xlink:href="Pictures/100000000000029400000205ABC36D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8" draw:layer="layout" svg:width="25.199cm" svg:height="2.339cm" svg:x="1.398cm" svg:y="0.836cm" presentation:class="title" presentation:user-transformed="true">
          <draw:text-box>
            <text:p>IE 3</text:p>
          </draw:text-box>
        </draw:frame>
        <draw:frame draw:style-name="gr2" draw:text-style-name="P3" draw:layer="layout" svg:width="13.477cm" svg:height="11.675cm" svg:x="8.113cm" svg:y="5.08cm">
          <draw:image xlink:href="Pictures/10000000000001770000011937AF36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7" draw:layer="layout" svg:width="17.271cm" svg:height="12.572cm" svg:x="2.159cm" svg:y="13.27cm" presentation:class="notes">
            <draw:text-box>
              <text:list text:style-name="L1">
                <text:list-item>
                  <text:p>NCSA Mosaic, 1993<text:line-break/>Marc Andreessen, Eric Bina</text:p>
                </text:list-item>
                <text:list-item>
                  <text:p>Netscape 1.0, 1994 (No JS, No Java)</text:p>
                </text:list-item>
                <text:list-item>
                  <text:p>Brendan Eich, Mocha/LiveScript/JavaScript</text:p>
                </text:list-item>
                <text:list-item>
                  <text:p>Netscape 2.0, 1995, Java, JavaScript support</text:p>
                </text:list-item>
                <text:list-item>
                  <text:p>Microsoft JScript, 1996</text:p>
                </text:list-item>
              </text:list>
            </draw:text-box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5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6" draw:text-style-name="P6" draw:layer="layout" svg:width="26.729cm" svg:height="13.927cm" svg:x="1.846cm" svg:y="4.488cm" presentation:class="outline" presentation:user-transformed="true">
          <draw:text-box>
            <text:p><text:span text:style-name="T2"><text:s/></text:span><text:span text:style-name="T2">HTML needed a "</text:span><text:span text:style-name="T3">scripting language</text:span><text:span text:style-name="T2">", [...] that was </text:span><text:span text:style-name="T3">easy to use by amateurs</text:span><text:span text:style-name="T2"> and novices, where the </text:span><text:span text:style-name="T3">code</text:span><text:span text:style-name="T2"> could be </text:span><text:span text:style-name="T3">written directly in source</text:span><text:span text:style-name="T2"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/text:span><text:span text:style-name="T3">assemble components and automate their interactions</text:span><text:span text:style-name="T2"> using JS. (Brendan Eich, CW interview)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5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Reputation of JS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.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What JavaScript is II.</text:p>
          </draw:text-box>
        </draw:frame>
        <draw:frame presentation:style-name="pr5" draw:layer="layout" svg:width="25.199cm" svg:height="12.474cm" svg:x="1.4cm" svg:y="4.913cm" presentation:class="outline" presentation:user-transformed="true">
          <draw:text-box>
            <text:list text:style-name="L2">
              <text:list-item>
                <text:p>C syntax</text:p>
              </text:list-item>
              <text:list-item>
                <text:p>Java Date, Math packages, Boolean/String/... wrapper objects</text:p>
              </text:list-item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</text:list>
          </draw:text-box>
        </draw:frame>
        <draw:line draw:style-name="gr4" draw:text-style-name="P3" draw:layer="layout" svg:x1="0.635cm" svg:y1="10.16cm" svg:x2="28.575cm" svg:y2="10.16cm">
          <text:p/>
        </draw:lin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Node.js</text:p>
          </draw:text-box>
        </draw:frame>
        <draw:frame draw:style-name="gr2" draw:text-style-name="P3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Rhino</text:p>
          </draw:text-box>
        </draw:frame>
        <draw:frame draw:style-name="gr2" draw:text-style-name="P3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tart Learning! FireBug</text:p>
          </draw:text-box>
        </draw:frame>
        <draw:frame draw:style-name="gr2" draw:text-style-name="P3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9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10" draw:text-style-name="P7" draw:layer="layout" svg:width="26.729cm" svg:height="8.255cm" svg:x="1.211cm" svg:y="3.24cm" presentation:class="outline" presentation:user-transformed="true">
          <draw:text-box>
            <text:p><text:span text:style-name="T4">&lt;!DOCTYPE html&gt;</text:span></text:p>
            <text:p><text:span text:style-name="T4">&lt;head&gt;&lt;meta charset="UTF-8"/&gt;</text:span></text:p>
            <text:p><text:span text:style-name="T4">&lt;title&gt;example 0&lt;/title&gt;&lt;/head&gt;</text:span></text:p>
            <text:p><text:span text:style-name="T4">&lt;html&gt;</text:span></text:p>
            <text:p><text:span text:style-name="T4">&lt;body&gt;</text:span></text:p>
          </draw:text-box>
        </draw:frame>
        <draw:frame presentation:style-name="pr11" draw:text-style-name="P7" draw:layer="layout" svg:width="26.729cm" svg:height="3.175cm" svg:x="1.27cm" svg:y="16.475cm" presentation:class="outline" presentation:user-transformed="true">
          <draw:text-box>
            <text:p><text:span text:style-name="T4">&lt;/body&gt;</text:span></text:p>
            <text:p><text:span text:style-name="T4">&lt;/html&gt;</text:span></text:p>
          </draw:text-box>
        </draw:frame>
        <draw:frame presentation:style-name="pr12" draw:text-style-name="P7" draw:layer="layout" svg:width="26.729cm" svg:height="5.114cm" svg:x="1.212cm" svg:y="11.396cm" presentation:class="outline" presentation:user-transformed="true">
          <draw:text-box>
            <text:p><text:span text:style-name="T4">&lt;script&gt;</text:span></text:p>
            <text:p><text:span text:style-name="T4">console.log("Hello Js");</text:span></text:p>
            <text:p><text:span text:style-name="T4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Placing JS in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script src="example01.js"&gt;</text:span><text:span text:style-name="T5"><text:line-break/></text:span><text:span text:style-name="T5">&lt;/script&gt;</text:span><text:span text:style-name="T5"><text:line-break/></text:span><text:span text:style-name="T5"/></text:p>
              </text:list-item>
              <text:list-item>
                <text:p>example01.js:<text:line-break/><text:line-break/><text:span text:style-name="T5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More js in one HTML</text:p>
          </draw:text-box>
        </draw:frame>
        <draw:frame presentation:style-name="pr6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6">&lt;body&gt;</text:span><text:span text:style-name="T6"><text:line-break/></text:span><text:span text:style-name="T6">&lt;script src="example01.js"&gt;</text:span><text:span text:style-name="T6"><text:line-break/></text:span><text:span text:style-name="T6">&lt;/script&gt;</text:span><text:span text:style-name="T6"><text:line-break/></text:span><text:span text:style-name="T6">&lt;script src="example02.js"&gt;</text:span><text:span text:style-name="T6"><text:line-break/></text:span><text:span text:style-name="T6">&lt;/script&gt;</text:span><text:span text:style-name="T6"><text:line-break/></text:span><text:span text:style-name="T6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Exercises 1</text:p>
          </draw:text-box>
        </draw:frame>
        <draw:frame presentation:style-name="pr5" draw:text-style-name="P8" draw:layer="layout" svg:width="25.199cm" svg:height="12.763cm" svg:x="1.4cm" svg:y="4.913cm" presentation:class="outline" presentation:user-transformed="true">
          <draw:text-box>
            <text:list text:style-name="L5">
              <text:list-item>
                <text:p text:style-name="P8"><text:s text:c="4"/>Write your name to the console with js in a html page</text:p>
              </text:list-item>
              <text:list-item>
                <text:p text:style-name="P8"><text:s text:c="4"/>Write your name to the console with an included js file</text:p>
              </text:list-item>
              <text:list-item>
                <text:p text:style-name="P8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Homework 1</text:p>
          </draw:text-box>
        </draw:frame>
        <draw:frame presentation:style-name="pr13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JS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3T3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4" draw:layer="layout" svg:width="12.296cm" svg:height="12.18cm" svg:x="1.4cm" svg:y="4.913cm" presentation:class="outline" presentation:user-transformed="true">
          <draw:text-box>
            <text:list text:style-name="L2">
              <text:list-item>
                <text:p>1</text:p>
              </text:list-item>
              <text:list-item>
                <text:p>11.5</text:p>
              </text:list-item>
              <text:list-item>
                <text:p>parseInt('8')=8</text:p>
              </text:list-item>
              <text:list-item>
                <text:p>parseInt('08')=0</text:p>
              </text:list-item>
              <text:list-item>
                <text:p>Infinity</text:p>
              </text:list-item>
              <text:list-item>
                <text:p>-Infinity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NaN</text:p>
              </text:list-item>
              <text:list-item>
                <text:p>true</text:p>
              </text:list-item>
              <text:list-item>
                <text:p>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Numbers 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No Integer type</text:p>
              </text:list-item>
              <text:list-item>
                <text:p>64-bit floating point (double) IEEE 754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5.875cm" svg:height="12.892cm" svg:x="5.78cm" svg:y="4.445cm">
          <draw:image xlink:href="Pictures/10000000000000FA00000121882357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Strings </text:p>
          </draw:text-box>
        </draw:frame>
        <draw:frame presentation:style-name="pr16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7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draw:style-name="gr2" draw:text-style-name="P3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these are falsy values. Everything else is truthy! Objects also!</text:span></text:p>
              <text:p><text:span text:style-name="T8"/></text:p>
              <text:p><text:span text:style-name="T8">!!{}</text:span></text:p>
            </draw:text-box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- Boolean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,false,false,false,false,false,false</text:p>
              </text:list-item>
              <text:list-item>
                <text:p>bad:true</text:p>
              </text:list-item>
              <text:list-item>
                <text:p>!!{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eing</text:p>
            </draw:text-box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Hello</text:p>
              </text:list-item>
              <text:list-item>
                <text:p>true</text:p>
              </text:list-item>
              <text:list-item>
                <text:p>Hell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9">Boolean : true, false</text:span></text:p>
              <text:p><text:span text:style-name="T10">Falsy values: 0,””,null,NaN, undefined, false</text:span></text:p>
              <text:p><text:span text:style-name="T10">Truthy values: everything else (objects also)</text:span></text:p>
              <text:p><text:span text:style-name="T10">&amp;&amp;,|| may give any value, short circuit</text:span></text:p>
              <text:p><text:span text:style-name="T10">! : always boolean, !!: convert to boolean</text:span></text:p>
              <text:p><text:span text:style-name="T10">New Boolean() : avoid it</text:span></text:p>
              <text:p>Loose/weak typeing</text:p>
            </draw:text-box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3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3" draw:text-style-name="P5" draw:layer="layout" svg:width="17.271cm" svg:height="12.572cm" svg:x="2.159cm" svg:y="13.27cm" presentation:class="notes">
            <draw:text-box>
              <text:p><text:span text:style-name="T8">mx &amp;&amp; mx.x ---&gt; undefined</text:span></text:p>
            </draw:text-box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4.201cm" svg:x="1.398cm" svg:y="0.489cm" presentation:class="title" presentation:user-transformed="true">
          <draw:text-box>
            <text:p>Syntax and types – Boolean op 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500</text:p>
              </text:list-item>
              <text:list-item>
                <text:p>1</text:p>
              </text:list-item>
              <text:list-item>
                <text:p>TypeError: mx is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draw:style-name="gr2" draw:text-style-name="P3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3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and types </text:p>
          </draw:text-box>
        </draw:frame>
        <draw:frame presentation:style-name="pr17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Boolean : true, false</text:span></text:p>
              </text:list-item>
              <text:list-item>
                <text:p><text:span text:style-name="T10">Falsy values: 0,””,null,NaN, undefined, false</text:span></text:p>
              </text:list-item>
              <text:list-item>
                <text:p><text:span text:style-name="T10">Truthy values: everything else (objects also)</text:span></text:p>
              </text:list-item>
              <text:list-item>
                <text:p><text:span text:style-name="T10">&amp;&amp;,|| may give any value, short circuit</text:span></text:p>
              </text:list-item>
              <text:list-item>
                <text:p><text:span text:style-name="T10">! : always boolean, !!: convert to boolean</text:span></text:p>
              </text:list-item>
              <text:list-item>
                <text:p><text:span text:style-name="T10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draw:style-name="gr2" draw:text-style-name="P3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Math lib</text:p>
          </draw:text-box>
        </draw:frame>
        <draw:frame presentation:style-name="pr18" draw:layer="layout" svg:width="26.729cm" svg:height="13.859cm" svg:x="1.485cm" svg:y="4.914cm" presentation:class="outline" presentation:user-transformed="true">
          <draw:text-box>
            <text:list text:style-name="L6">
              <text:list-item>
                <text:p><text:span text:style-name="T9">Free-form language</text:span></text:p>
              </text:list-item>
              <text:list-item>
                <text:p><text:span text:style-name="T9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branching - if</text:p>
          </draw:text-box>
        </draw:frame>
        <draw:frame draw:style-name="gr2" draw:text-style-name="P3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3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draw:style-name="gr2" draw:text-style-name="P3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– == vs ===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"1" == 1</text:p>
              </text:list-item>
              <text:list-item>
                <text:p>'1' !== 1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3" draw:text-style-name="P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Syntax == vs ===</text:p>
          </draw:text-box>
        </draw:frame>
        <draw:frame presentation:style-name="pr5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3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3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3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3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7" draw:layer="layout" svg:width="17.271cm" svg:height="12.572cm" svg:x="2.159cm" svg:y="13.27cm" presentation:class="notes">
            <draw:text-box>
              <text:p>!!{}</text:p>
              <text:p/>
            </draw:text-box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3" draw:layer="layout" svg:width="23.6cm" svg:height="8.651cm" svg:x="3.07cm" svg:y="6.589cm">
          <draw:image xlink:href="Pictures/100000000000037C0000014701CC5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Hello</text:p>
              </text:list-item>
              <text:list-item>
                <text:p>Hello</text:p>
              </text:list-item>
              <text:list-item>
                <text:p>obj[field1]=[object Object]</text:p>
              </text:list-item>
              <text:list-item>
                <text:p>obj[field3]=tr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3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0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3" draw:layer="layout" svg:width="28.575cm" svg:height="6.35cm" svg:x="0.635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1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3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2" presentation:class="page"/>
          <draw:frame presentation:style-name="pr7" draw:layer="layout" svg:width="17.271cm" svg:height="12.572cm" svg:x="2.159cm" svg:y="13.27cm" presentation:class="notes">
            <draw:text-box>
              <text:p>obj.b = undefined does not delete</text:p>
              <text:p>so 'b' in obj true</text:p>
              <text:p>in sees the inherited fields also</text:p>
              <text:list text:style-name="L1">
                <text:list-item>
                  <text:p>true</text:p>
                </text:list-item>
                <text:list-item>
                  <text:p>true</text:p>
                </text:list-item>
                <text:list-item>
                  <text:p>true</text:p>
                </text:list-item>
                <text:list-item>
                  <text:p/>
                </text:list-item>
                <text:list-item>
                  <text:p>true</text:p>
                </text:list-item>
                <text:list-item>
                  <text:p>false</text:p>
                </text:list-item>
                <text:list-item>
                  <text:p/>
                </text:list-item>
                <text:list-item>
                  <text:p>false</text:p>
                </text:list-item>
                <text:list-item>
                  <text:p>false</text:p>
                </text:list-item>
              </text:list>
            </draw:text-box>
          </draw:frame>
        </presentation:notes>
      </draw:page>
      <draw:page draw:name="page6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presentation:style-name="pr4" draw:layer="layout" svg:width="25.199cm" svg:height="13.502cm" svg:x="1.4cm" svg:y="4.913cm" presentation:class="outline" presentation:user-transformed="true">
          <draw:text-box>
            <text:list text:style-name="L2"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true</text:p>
              </text:list-item>
              <text:list-item>
                <text:p>false</text:p>
              </text:list-item>
              <text:list-item>
                <text:p>false</text:p>
              </text:list-item>
              <text:list-item>
                <text:p>fal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747cm" svg:height="15.08cm" svg:x="5.478cm" svg:y="3.81cm">
          <draw:image xlink:href="Pictures/10000000000002790000023AF1DBFC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oe", age=10}</text:p>
              </text:list-item>
              <text:list-item>
                <text:p>Object { name="Joe", age=10}</text:p>
              </text:list-item>
              <text:list-item>
                <text:p>Object { name="Susan", age=10}</text:p>
              </text:list-item>
              <text:list-item>
                <text:p>Object { name="Susan", age=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6.853cm" svg:height="12.911cm" svg:x="6.007cm" svg:y="5.08cm">
          <draw:image xlink:href="Pictures/100000000000027D000001E87A6F9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{ name="Jack", age=10}</text:p>
              </text:list-item>
              <text:list-item>
                <text:p>Object { name="Lucy", age=10}</text:p>
              </text:list-item>
              <text:list-item>
                <text:p>Object { name="Jack", age=10}</text:p>
              </text:list-item>
              <text:list-item>
                <text:p>Object { hair="blonde", name="Jack", age=</text:p>
              </text:list-item>
              <text:list-item>
                <text:p>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8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3" draw:layer="layout" svg:width="19.05cm" svg:height="12.7cm" svg:x="4.175cm" svg:y="5.08cm">
          <draw:image xlink:href="Pictures/10000000000000F800000066F5A2C3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69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3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3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2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3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3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3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4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3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4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5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3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6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2" draw:text-style-name="P3" draw:layer="layout" svg:width="24.05cm" svg:height="6.693cm" svg:x="2.842cm" svg:y="7.11cm">
          <draw:image xlink:href="Pictures/100000000000038D000000FD92CAAB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Array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create: []</text:p>
              </text:list-item>
              <text:list-item>
                <text:p>any value/objects, dynamic</text:p>
              </text:list-item>
              <text:list-item>
                <text:p>length writeable</text:p>
              </text:list-item>
              <text:list-item>
                <text:p>undefined elements</text:p>
              </text:list-item>
              <text:list-item>
                <text:p>arrays are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7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8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2.729cm" svg:height="13.716cm" svg:x="3.81cm" svg:y="4.445cm">
          <draw:image xlink:href="Pictures/10000000000002E20000017FE0765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9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lice</text:p>
          </draw:text-box>
        </draw:frame>
        <draw:frame draw:style-name="gr2" draw:text-style-name="P3" draw:layer="layout" svg:width="26.67cm" svg:height="15.24cm" svg:x="1.27cm" svg:y="3.81cm">
          <draw:image xlink:href="Pictures/100000000000031E000001532FA688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7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0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3.495cm" svg:height="15.24cm" svg:x="2.54cm" svg:y="3.81cm">
          <draw:image xlink:href="Pictures/10000000000002EB000001A60FAF7D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1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3.506cm" svg:x="1.398cm" svg:y="0.836cm" presentation:class="title" presentation:user-transformed="true">
          <draw:text-box>
            <text:p>Syntax – Array.splice</text:p>
          </draw:text-box>
        </draw:frame>
        <draw:frame draw:style-name="gr2" draw:text-style-name="P3" draw:layer="layout" svg:width="26.67cm" svg:height="12.7cm" svg:x="1.27cm" svg:y="5.08cm">
          <draw:image xlink:href="Pictures/100000000000034C0000010119E384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2" draw:style-name="dp1" draw:master-page-name="Master2-Layout12-cust-Liferay" presentation:presentation-page-layout-name="AL2T1">
        <office:forms form:automatic-focus="false" form:apply-design-mode="false"/>
        <draw:frame presentation:style-name="pr19" draw:layer="layout" svg:width="25.199cm" svg:height="4.201cm" svg:x="1.398cm" svg:y="0.489cm" presentation:class="title" presentation:user-transformed="true">
          <draw:text-box>
            <text:p>Array-like objects I.<text:line-break/></text:p>
          </draw:text-box>
        </draw:frame>
        <draw:frame draw:style-name="gr2" draw:text-style-name="P3" draw:layer="layout" svg:width="26.035cm" svg:height="13.335cm" svg:x="1.905cm" svg:y="4.445cm">
          <draw:image xlink:href="Pictures/100000000000033C000000FEEC9F17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3" draw:style-name="dp1" draw:master-page-name="Master2-Layout12-cust-Liferay" presentation:presentation-page-layout-name="AL2T1">
        <draw:frame presentation:style-name="pr19" draw:layer="layout" svg:width="25.199cm" svg:height="4.201cm" svg:x="1.398cm" svg:y="0.489cm" presentation:class="title" presentation:user-transformed="true">
          <draw:text-box>
            <text:p>Array-like objects II.<text:line-break/></text:p>
          </draw:text-box>
        </draw:frame>
        <draw:frame draw:style-name="gr2" draw:text-style-name="P3" draw:layer="layout" svg:width="27.305cm" svg:height="10.795cm" svg:x="1.27cm" svg:y="5.715cm">
          <draw:image xlink:href="Pictures/100000000000037A000000AE34A41A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8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4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powerful structure</text:p>
              </text:list-item>
              <text:list-item>
                <text:p>subroutine, function, module,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5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parameters</text:p>
              </text:list-item>
              <text:list-item>
                <text:p>variables: globals, locals, hiding, scope</text:p>
              </text:list-item>
              <text:list-item>
                <text:p>hoisting</text:p>
              </text:list-item>
              <text:list-item>
                <text:p>immediate invoke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5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6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preview II </text:p>
          </draw:text-box>
        </draw:frame>
        <draw:frame presentation:style-name="pr4" draw:layer="layout" svg:width="27.175cm" svg:height="14.137cm" svg:x="1.4cm" svg:y="4.913cm" presentation:class="outline" presentation:user-transformed="true">
          <draw:text-box>
            <text:list text:style-name="L2">
              <text:list-item>
                <text:p>nested functions</text:p>
              </text:list-item>
              <text:list-item>
                <text:p>closures</text:p>
              </text:list-item>
              <text:list-item>
                <text:p>objects and functions</text:p>
              </text:list-item>
              <text:list-item>
                <text:p>invocation</text:p>
              </text:list-item>
              <text:list-item>
                <text:p>closure and this</text:p>
              </text:list-item>
            </text:list>
            <text:p><text:span text:style-name="T11">see: example_functions.html</text:span><text:span text:style-name="T11"><text:line-break/></text:span><text:span text:style-name="T11">see: example_closure_0?.html for better understanding + JSLint! 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6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7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 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constructor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inheritanc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7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8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 II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Module</text:p>
              </text:list-item>
            </text:list>
            <text:list text:style-name="L3">
              <text:list-item>
                <text:list>
                  <text:list-item>
                    <text:p>encapsulation</text:p>
                  </text:list-item>
                  <text:list-item>
                    <text:p>information hiding</text:p>
                  </text:list-item>
                  <text:list-item>
                    <text:p>Object.create(parentObj)</text:p>
                  </text:list-item>
                  <text:list-item>
                    <text:p>functional (Crockord's inheritance)</text:p>
                  </text:list-item>
                </text:list>
              </text:list-item>
            </text:list>
            <text:p><text:span text:style-name="T11">see: example_module.html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88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9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wikipedia: Object-oriented_programming</text:p>
              </text:list-item>
              <text:list-item>
                <text:p><text:span text:style-name="T12">Encapsulation</text:span></text:p>
              </text:list-item>
              <text:list-item>
                <text:p><text:span text:style-name="T12">Dynamic dispatch</text:span></text:p>
              </text:list-item>
              <text:list-item>
                <text:p><text:span text:style-name="T12">Subtype polimorphism</text:span></text:p>
              </text:list-item>
              <text:list-item>
                <text:p><text:span text:style-name="T12">Inheritance</text:span></text:p>
              </text:list-item>
              <text:list-item>
                <text:p><text:span text:style-name="T12">Open recu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9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0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I. </text:p>
          </draw:text-box>
        </draw:frame>
        <draw:frame presentation:style-name="pr4" draw:layer="layout" svg:width="27.175cm" svg:height="14.137cm" svg:x="1.27cm" svg:y="4.278cm" presentation:class="outline" presentation:user-transformed="true">
          <draw:text-box>
            <text:list text:style-name="L2">
              <text:list-item>
                <text:p>encapsulation</text:p>
              </text:list-item>
            </text:list>
            <text:list text:style-name="L3">
              <text:list-item>
                <text:list>
                  <text:list-item>
                    <text:p>bundling data with the methods operating on that data</text:p>
                  </text:list-item>
                </text:list>
              </text:list-item>
            </text:list>
            <text:list text:style-name="L2">
              <text:list-item>
                <text:p>dynamic dispatch</text:p>
              </text:list-item>
            </text:list>
            <text:list text:style-name="L3">
              <text:list-item>
                <text:list>
                  <text:list-item>
                    <text:p>x : object, type known only runtime. call x.foo()<text:line-break/>Decide at runtime which implementation of foo() to invoke, based on the runtime type of object x</text:p>
                  </text:list-item>
                  <text:list-item>
                    <text:p>in Java: single dispatch, because decision based on a single type, the type of 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0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1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Subtype polymorphism</text:p>
              </text:list-item>
            </text:list>
            <text:list text:style-name="L3">
              <text:list-item>
                <text:list>
                  <text:list-item>
                    <text:p>program elements written to operate on objects of the supertype can also operate on objects of the subtype</text:p>
                  </text:list-item>
                </text:list>
              </text:list-item>
            </text:list>
            <text:list text:style-name="L2">
              <text:list-item>
                <text:p>Inheritance</text:p>
              </text:list-item>
            </text:list>
            <text:list text:style-name="L3">
              <text:list-item>
                <text:list>
                  <text:list-item>
                    <text:p>a way to establish <text:span text:style-name="T13">Is-a</text:span> relationship between objects</text:p>
                  </text:list-item>
                  <text:list-item>
                    <text:p>JS: differential 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1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2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 presentation:user-transformed="true">
          <draw:text-box>
            <text:p>JS functions - oop? III. </text:p>
          </draw:text-box>
        </draw:frame>
        <draw:frame presentation:style-name="pr4" draw:layer="layout" svg:width="27.175cm" svg:height="14.137cm" svg:x="1.27cm" svg:y="4.445cm" presentation:class="outline" presentation:user-transformed="true">
          <draw:text-box>
            <text:list text:style-name="L2">
              <text:list-item>
                <text:p>Open recursion</text:p>
              </text:list-item>
            </text:list>
            <text:list text:style-name="L3">
              <text:list-item>
                <text:list>
                  <text:list-item>
                    <text:p>a special variable that allows a method body to invoke another method of the same object</text:p>
                  </text:list-item>
                  <text:list-item>
                    <text:p>object -&gt; runtime, so we can reach even <text:span text:style-name="T13">subclass methods/fields</text:span> from a superclass with this vari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2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3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Bonus</text:p>
          </draw:text-box>
        </draw:frame>
        <draw:frame presentation:style-name="pr4" draw:layer="layout" svg:width="25.199cm" svg:height="12.18cm" svg:x="2.106cm" svg:y="4.965cm" presentation:class="outline" presentation:user-transformed="true">
          <draw:text-box>
            <text:list text:style-name="L2">
              <text:list-item>
                <text:p>YUI oop (oop\yui-oop.html)</text:p>
              </text:list-item>
              <text:list-item>
                <text:p>DOM basics (DOMBasics\index.html)</text:p>
              </text:list-item>
              <text:list-item>
                <text:p>Sprites (not finished)</text:p>
              </text:list-item>
              <text:list-item>
                <text:p>Background scrolling (not finish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3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4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2.18cm" svg:x="2.106cm" svg:y="4.96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09cm" svg:y="2.123cm" draw:page-number="94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5" draw:style-name="dp1" draw:master-page-name="Master2-Layout12-cust-Liferay" presentation:presentation-page-layout-name="AL3T3">
        <draw:frame presentation:style-name="pr1" draw:layer="layout" svg:width="25.199cm" svg:height="3.506cm" svg:x="1.398cm" svg:y="0.836cm" presentation:class="title">
          <draw:text-box>
            <text:p>Games</text:p>
          </draw:text-box>
        </draw:frame>
        <draw:frame presentation:style-name="pr4" draw:layer="layout" svg:width="12.296cm" svg:height="12.18cm" svg:x="1.4cm" svg:y="4.913cm" presentation:class="outline">
          <draw:text-box>
            <text:list text:style-name="L2">
              <text:list-item>
                <text:p>TiliToli</text:p>
              </text:list-item>
              <text:list-item>
                <text:p>Memory</text:p>
              </text:list-item>
              <text:list-item>
                <text:p>MathTeacher</text:p>
              </text:list-item>
              <text:list-item>
                <text:p>WordCard</text:p>
              </text:list-item>
              <text:list-item>
                <text:p>MineSweeper</text:p>
              </text:list-item>
              <text:list-item>
                <text:p>Snake</text:p>
              </text:list-item>
            </text:list>
          </draw:text-box>
        </draw:frame>
        <draw:frame presentation:style-name="pr4" draw:layer="layout" svg:width="12.296cm" svg:height="12.18cm" svg:x="14.311cm" svg:y="4.913cm" presentation:class="outline">
          <draw:text-box>
            <text:list text:style-name="L2">
              <text:list-item>
                <text:p>Tetris</text:p>
              </text:list-item>
              <text:list-item>
                <text:p>Tennis</text:p>
              </text:list-item>
              <text:list-item>
                <text:p>Artillery duel</text:p>
              </text:list-item>
              <text:list-item>
                <text:p>Amoba</text:p>
              </text:list-item>
              <text:list-item>
                <text:p>Hunters and rabbit</text:p>
              </text:list-item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5" presentation:class="page"/>
          <draw:frame presentation:style-name="pr7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6" draw:style-name="dp1" draw:master-page-name="Master2-Layout12-cust-Liferay" presentation:presentation-page-layout-name="AL2T1">
        <draw:frame presentation:style-name="pr19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rite a quadratic equation solver</text:p>
              </text:list-item>
            </text:list>
            <text:list text:style-name="L5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6" presentation:class="page"/>
          <draw:frame presentation:style-name="pr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7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97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8" draw:style-name="dp1" draw:master-page-name="Master2-Layout12-cust-Liferay" presentation:presentation-page-layout-name="AL2T1">
        <draw:frame presentation:style-name="pr1" draw:layer="layout" svg:width="25.199cm" svg:height="3.506cm" svg:x="1.398cm" svg:y="0.836cm" presentation:class="title" presentation:user-transformed="true">
          <draw:text-box>
            <text:p>Homework 2</text:p>
          </draw:text-box>
        </draw:frame>
        <draw:frame presentation:style-name="pr21" draw:layer="layout" svg:width="25.199cm" svg:height="12.18cm" svg:x="1.471cm" svg:y="4.965cm" presentation:class="outline" presentation:user-transformed="true">
          <draw:text-box>
            <text:list text:style-name="L5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98" presentation:class="page"/>
          <draw:frame presentation:style-name="pr3" draw:text-style-name="P2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number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éter </meta:initial-creator>
    <meta:creation-date>2013-03-10T13:51:24.51</meta:creation-date>
    <meta:editing-duration>P11DT7H16M11S</meta:editing-duration>
    <meta:editing-cycles>37</meta:editing-cycles>
    <dc:date>2013-04-11T09:50:29.62</dc:date>
    <meta:generator>OpenOffice.org/3.4.1$Win32 OpenOffice.org_project/341m1$Build-9593</meta:generator>
    <meta:document-statistic meta:object-count="439"/>
  </office:meta>
</office:document-meta>
</file>